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dwaita Sans1" svg:font-family="'Adwaita Sans'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7.331cm"/>
    </style:style>
    <style:style style:name="co3" style:family="table-column">
      <style:table-column-properties fo:break-before="auto" style:column-width="13.9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804cm"/>
    </style:style>
    <style:style style:name="co6" style:family="table-column">
      <style:table-column-properties fo:break-before="auto" style:column-width="0.965cm"/>
    </style:style>
    <style:style style:name="co7" style:family="table-column">
      <style:table-column-properties fo:break-before="auto" style:column-width="1.787cm"/>
    </style:style>
    <style:style style:name="co8" style:family="table-column">
      <style:table-column-properties fo:break-before="auto" style:column-width="1.655cm"/>
    </style:style>
    <style:style style:name="co9" style:family="table-column">
      <style:table-column-properties fo:break-before="auto" style:column-width="2.51cm"/>
    </style:style>
    <style:style style:name="ro1" style:family="table-row">
      <style:table-row-properties style:row-height="0.50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ffffff" fo:border-left="none" fo:border-right="none" fo:border-top="none"/>
    </style:style>
    <style:style style:name="ce9" style:family="table-cell" style:parent-style-name="Default" style:data-style-name="N99"/>
    <style:style style:name="ce10" style:family="table-cell" style:parent-style-name="Default">
      <style:table-cell-properties fo:border-bottom="0.74pt solid #ffffff" style:text-align-source="fix" style:repeat-content="false" fo:border-left="none" fo:border-right="none" fo:border-top="0.74pt solid #ffffff"/>
      <style:paragraph-properties fo:text-align="center" fo:margin-left="0cm"/>
    </style:style>
    <style:style style:name="ce2" style:family="table-cell" style:parent-style-name="Default" style:data-style-name="N100"/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9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/>
    <style:style style:name="ce7" style:family="table-cell" style:parent-style-name="Default">
      <style:table-cell-properties fo:border-bottom="0.74pt solid #ffffff" fo:border-left="0.74pt solid #ffffff" fo:border-right="none" fo:border-top="none"/>
    </style:style>
    <style:style style:name="ce8" style:family="table-cell" style:parent-style-name="Default" style:data-style-name="N104">
      <style:table-cell-properties fo:border-bottom="none" fo:border-left="0.74pt solid #ffffff" fo:border-right="none" fo:border-top="none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asic?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 Details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JLCPCB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Net Price</text:p>
          </table:table-cell>
          <table:table-cell table:style-name="ce7" office:value-type="string" calcext:value-type="string">
            <text:p>Running Total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Mosfet Gate Resistors (R1-R6, ...)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-55℃~+155℃ 100mW 20Ω 75V Thick Film Resistor ±1% ±100ppm/℃ 0603 Chip Resistor - Surface Mount ROHS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23677-0603WAF200JT5E/C22950</text:p>
          </table:table-cell>
          <table:table-cell table:formula="of:=6*4" office:value-type="float" office:value="24" calcext:value-type="float">
            <text:p>24</text:p>
          </table:table-cell>
          <table:table-cell table:style-name="ce12" office:value-type="string" calcext:value-type="string">
            <text:p>$0.0016</text:p>
          </table:table-cell>
          <table:table-cell table:style-name="ce6" table:formula="of:=[.G2]*[.H2]" office:value-type="currency" office:currency="NZD" office:value="0.0384" calcext:value-type="currency">
            <text:p>$0.04</text:p>
          </table:table-cell>
          <table:table-cell table:style-name="ce8" table:formula="of:=SUM([.I2:.I$2])" office:value-type="currency" office:currency="NZD" office:value="0.0384" calcext:value-type="currency">
            <text:p>$0.04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BEMF Div Resistor (R9, R12, R15, ...)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55℃~+155℃ 100mW 10kΩ 75V Thick Film Resistor ±1% ±100ppm/℃ 0603 Chip Resistor - Surface Mount ROHS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26547-0603WAF1002T5E/C25804</text:p>
          </table:table-cell>
          <table:table-cell table:formula="of:=3*4" office:value-type="float" office:value="12" calcext:value-type="float">
            <text:p>12</text:p>
          </table:table-cell>
          <table:table-cell table:style-name="ce12" office:value-type="string" calcext:value-type="string">
            <text:p>$0.0013 </text:p>
          </table:table-cell>
          <table:table-cell table:style-name="ce6" table:formula="of:=[.G3]*[.H3]" office:value-type="currency" office:currency="NZD" office:value="0.0156" calcext:value-type="currency">
            <text:p>$0.02</text:p>
          </table:table-cell>
          <table:table-cell table:style-name="ce8" table:formula="of:=SUM([.I3:.I$2])" office:value-type="currency" office:currency="NZD" office:value="0.054" calcext:value-type="currency">
            <text:p>$0.05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BEMF Div Resistor (R11, R13, R16, ...)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-55℃~+155℃ 1kΩ 50V 62.5mW Thick Film Resistor ±1% ±100ppm/℃ 0402 Chip Resistor - Surface Mount ROHS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12256-0402WGF1001TCE/C11702</text:p>
          </table:table-cell>
          <table:table-cell table:formula="of:=3*4" office:value-type="float" office:value="12" calcext:value-type="float">
            <text:p>12</text:p>
          </table:table-cell>
          <table:table-cell table:style-name="ce12" office:value-type="string" calcext:value-type="string">
            <text:p>$0.0007</text:p>
          </table:table-cell>
          <table:table-cell table:style-name="ce6" table:formula="of:=[.G4]*[.H4]" office:value-type="currency" office:currency="NZD" office:value="0.0084" calcext:value-type="currency">
            <text:p>$0.01</text:p>
          </table:table-cell>
          <table:table-cell table:style-name="ce8" table:formula="of:=SUM([.I4:.I$2])" office:value-type="currency" office:currency="NZD" office:value="0.0624" calcext:value-type="currency">
            <text:p>$0.06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BEMF Div Resistor (R10, R14, R17, ...)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55℃~+155℃ 100mW 10kΩ 75V Thick Film Resistor ±1% ±100ppm/℃ 0603 Chip Resistor - Surface Mount ROHS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26547-0603WAF1002T5E/C25804</text:p>
          </table:table-cell>
          <table:table-cell table:formula="of:=3*4" office:value-type="float" office:value="12" calcext:value-type="float">
            <text:p>12</text:p>
          </table:table-cell>
          <table:table-cell table:style-name="ce12" office:value-type="string" calcext:value-type="string">
            <text:p>$0.0013 </text:p>
          </table:table-cell>
          <table:table-cell table:style-name="ce6" table:formula="of:=[.G5]*[.H5]" office:value-type="currency" office:currency="NZD" office:value="0.0156" calcext:value-type="currency">
            <text:p>$0.02</text:p>
          </table:table-cell>
          <table:table-cell table:style-name="ce8" table:formula="of:=SUM([.I5:.I$2])" office:value-type="currency" office:currency="NZD" office:value="0.078" calcext:value-type="currency">
            <text:p>$0.08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Bootstrap Cap (C1-C3, ...)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100nF 50V X7R ±10% 0402 Multilayer Ceramic Capacitors MLCC - SMD/SMT ROHS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291005-CL05B104KB54PNC/C307331</text:p>
          </table:table-cell>
          <table:table-cell table:formula="of:=3*4" office:value-type="float" office:value="12" calcext:value-type="float">
            <text:p>12</text:p>
          </table:table-cell>
          <table:table-cell table:style-name="ce12" office:value-type="string" calcext:value-type="string">
            <text:p>$0.0043 </text:p>
          </table:table-cell>
          <table:table-cell table:style-name="ce6" table:formula="of:=[.G6]*[.H6]" office:value-type="currency" office:currency="NZD" office:value="0.0516" calcext:value-type="currency">
            <text:p>$0.05</text:p>
          </table:table-cell>
          <table:table-cell table:style-name="ce8" table:formula="of:=SUM([.I6:.I$2])" office:value-type="currency" office:currency="NZD" office:value="0.1296" calcext:value-type="currency">
            <text:p>$0.13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VDD Bypass Caps (C8-C10, ...)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0uF 25V X5R ±20% 0603 Multilayer Ceramic Capacitors MLCC - SMD/SMT ROHS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97651-CL10A106MA8NRNC/C96446</text:p>
          </table:table-cell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$0.0180 </text:p>
          </table:table-cell>
          <table:table-cell table:style-name="ce6" table:formula="of:=[.G7]*[.H7]" office:value-type="currency" office:currency="NZD" office:value="0.216" calcext:value-type="currency">
            <text:p>$0.22</text:p>
          </table:table-cell>
          <table:table-cell table:style-name="ce8" table:formula="of:=SUM([.I7:.I$2])" office:value-type="currency" office:currency="NZD" office:value="0.3456" calcext:value-type="currency">
            <text:p>$0.35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Volt Sense Div Resistor (R18, ...)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55℃~+155℃ 100mW 10kΩ 75V Thick Film Resistor ±1% ±100ppm/℃ 0603 Chip Resistor - Surface Mount ROHS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26547-0603WAF1002T5E/C25804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0013 </text:p>
          </table:table-cell>
          <table:table-cell table:style-name="ce6" table:formula="of:=[.G8]*[.H8]" office:value-type="currency" office:currency="NZD" office:value="0.0052" calcext:value-type="currency">
            <text:p>$0.01</text:p>
          </table:table-cell>
          <table:table-cell table:style-name="ce8" table:formula="of:=SUM([.I8:.I$2])" office:value-type="currency" office:currency="NZD" office:value="0.3508" calcext:value-type="currency">
            <text:p>$0.35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Volt Sense Div Resistor (R19, ...)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-55℃~+155℃ 100kΩ 50V 62.5mW Thick Film Resistor ±1% ±100ppm/℃ 0402 Chip Resistor - Surface Mount ROHS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26484-0402WGF1003TCE/C2574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0008 </text:p>
          </table:table-cell>
          <table:table-cell table:style-name="ce6" table:formula="of:=[.G9]*[.H9]" office:value-type="currency" office:currency="NZD" office:value="0.0032" calcext:value-type="currency">
            <text:p>$0.00</text:p>
          </table:table-cell>
          <table:table-cell table:style-name="ce8" table:formula="of:=SUM([.I9:.I$2])" office:value-type="currency" office:currency="NZD" office:value="0.354" calcext:value-type="currency">
            <text:p>$0.35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ESC Indicator LED (D1, ...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0℃~+85℃ 1.8V~2.4V 120° 20mA 300mcd 40mW 615nm~630nm 645nm Discrete Diode Red Water Clear 0603 LED Indication - Discrete ROHS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Hubei_KENTOElec-KT0603R/C2286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0065</text:p>
          </table:table-cell>
          <table:table-cell table:style-name="ce6" table:formula="of:=[.G10]*[.H10]" office:value-type="currency" office:currency="NZD" office:value="0.026" calcext:value-type="currency">
            <text:p>$0.03</text:p>
          </table:table-cell>
          <table:table-cell table:style-name="ce8" table:formula="of:=SUM([.I10:.I$2])" office:value-type="currency" office:currency="NZD" office:value="0.38" calcext:value-type="currency">
            <text:p>$0.38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ESC Indicator LED Resistor (R20, ...)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-55℃~+155℃ 2.2kΩ 50V 62.5mW Thick Film Resistor ±1% ±100ppm/℃ 0402 Chip Resistor - Surface Mount ROHS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26622-0402WGF2201TCE/C25879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0008 </text:p>
          </table:table-cell>
          <table:table-cell table:style-name="ce6" table:formula="of:=[.G11]*[.H11]" office:value-type="currency" office:currency="NZD" office:value="0.0032" calcext:value-type="currency">
            <text:p>$0.00</text:p>
          </table:table-cell>
          <table:table-cell table:style-name="ce8" table:formula="of:=SUM([.I11:.I$2])" office:value-type="currency" office:currency="NZD" office:value="0.3832" calcext:value-type="currency">
            <text:p>$0.38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ESC Decoupling Capacitors (C4, C6, ...)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100nF 50V X7R ±10% 0402 Multilayer Ceramic Capacitors MLCC - SMD/SMT ROHS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291005-CL05B104KB54PNC/C307331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$0.0043 </text:p>
          </table:table-cell>
          <table:table-cell table:style-name="ce6" table:formula="of:=[.G12]*[.H12]" office:value-type="currency" office:currency="NZD" office:value="0.0344" calcext:value-type="currency">
            <text:p>$0.03</text:p>
          </table:table-cell>
          <table:table-cell table:style-name="ce8" table:formula="of:=SUM([.I12:.I$2])" office:value-type="currency" office:currency="NZD" office:value="0.4176" calcext:value-type="currency">
            <text:p>$0.42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Mosfets (Q1-Q6, ...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55℃~+150℃ 1 N-channel 1.5V 1.675nF 2.9mΩ@10V、4.2mΩ@4.5V 26nC@20V 31pF 395pF 40V 55W 75A N-Channel PDFN-8L(3x3) MOSFETs ROHS</text:p>
          </table:table-cell>
          <table:table-cell office:value-type="string" calcext:value-type="string">
            <text:p>PDFN-8L(3x3)</text:p>
          </table:table-cell>
          <table:table-cell office:value-type="string" calcext:value-type="string">
            <text:p>https://jlcpcb.com/partdetail/Siliup-SP40N03GNJ/C22466709</text:p>
          </table:table-cell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$0.2194</text:p>
          </table:table-cell>
          <table:table-cell table:style-name="ce6" table:formula="of:=[.G13]*[.H13]" office:value-type="currency" office:currency="NZD" office:value="5.2656" calcext:value-type="currency">
            <text:p>$5.27</text:p>
          </table:table-cell>
          <table:table-cell table:style-name="ce8" table:formula="of:=SUM([.I13:.I$2])" office:value-type="currency" office:currency="NZD" office:value="5.6832" calcext:value-type="currency">
            <text:p>$5.68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Dshot Resistor (R8, ...)</text:p>
          </table:table-cell>
          <table:table-cell table:style-name="ce2" office:value-type="string" calcext:value-type="string">
            <text:p>1k</text:p>
          </table:table-cell>
          <table:table-cell office:value-type="string" calcext:value-type="string">
            <text:p>-55℃~+155℃ 1kΩ 50V 62.5mW Thick Film Resistor ±1% ±100ppm/℃ 0402 Chip Resistor - Surface Mount ROHS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12256-0402WGF1001TCE/C1170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0007 </text:p>
          </table:table-cell>
          <table:table-cell table:style-name="ce6" table:formula="of:=[.G14]*[.H14]" office:value-type="currency" office:currency="NZD" office:value="0.0028" calcext:value-type="currency">
            <text:p>$0.00</text:p>
          </table:table-cell>
          <table:table-cell table:style-name="ce8" table:formula="of:=SUM([.I14:.I$2])" office:value-type="currency" office:currency="NZD" office:value="5.686" calcext:value-type="currency">
            <text:p>$5.69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Boot0 Resistor (R7, ...)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55℃~+155℃ 100mW 10kΩ 75V Thick Film Resistor ±1% ±100ppm/℃ 0603 Chip Resistor - Surface Mount ROHS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26547-0603WAF1002T5E/C25804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0013 </text:p>
          </table:table-cell>
          <table:table-cell table:style-name="ce6" table:formula="of:=[.G15]*[.H15]" office:value-type="currency" office:currency="NZD" office:value="0.0052" calcext:value-type="currency">
            <text:p>$0.01</text:p>
          </table:table-cell>
          <table:table-cell table:style-name="ce8" table:formula="of:=SUM([.I15:.I$2])" office:value-type="currency" office:currency="NZD" office:value="5.6912" calcext:value-type="currency">
            <text:p>$5.69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NRST Capacitor (C5, ...)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100nF 16V X7R ±10% 0402 Multilayer Ceramic Capacitors MLCC - SMD/SMT ROHS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1877-CL05B104KO5NNNC/C1525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0013</text:p>
          </table:table-cell>
          <table:table-cell table:style-name="ce6" table:formula="of:=[.G16]*[.H16]" office:value-type="currency" office:currency="NZD" office:value="0.0052" calcext:value-type="currency">
            <text:p>$0.01</text:p>
          </table:table-cell>
          <table:table-cell table:style-name="ce8" table:formula="of:=SUM([.I16:.I$2])" office:value-type="currency" office:currency="NZD" office:value="5.6964" calcext:value-type="currency">
            <text:p>$5.70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Ferrite Bead (FB1, ...)</text:p>
          </table:table-cell>
          <table:table-cell office:value-type="string" calcext:value-type="string">
            <text:p>100R-100MHz</text:p>
          </table:table-cell>
          <table:table-cell office:value-type="string" calcext:value-type="string">
            <text:p>1 100Ω@100MHz 150mΩ 800mA ±25% 0805 Ferrite Beads ROHS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https://jlcpcb.com/partdetail/Sunlord-GZ2012D101TF/C1015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0149</text:p>
          </table:table-cell>
          <table:table-cell table:style-name="ce6" table:formula="of:=[.G17]*[.H17]" office:value-type="currency" office:currency="NZD" office:value="0.0596" calcext:value-type="currency">
            <text:p>$0.06</text:p>
          </table:table-cell>
          <table:table-cell table:style-name="ce8" table:formula="of:=SUM([.I17:.I$2])" office:value-type="currency" office:currency="NZD" office:value="5.756" calcext:value-type="currency">
            <text:p>$5.76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C MCU (U2, ...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0℃~+105℃ 120MHz 16KB 2.4V~3.6V 23 32 Bit 64KB ARM Cortex-M4 Built-in+External FLASH QFN-28-EP(4x4) Microcontrollers (MCU/MPU/SOC) ROHS</text:p>
          </table:table-cell>
          <table:table-cell office:value-type="string" calcext:value-type="string">
            <text:p>QFN-28-EP(4x4)</text:p>
          </table:table-cell>
          <table:table-cell office:value-type="string" calcext:value-type="string">
            <text:p>https://jlcpcb.com/partdetail/ARTERY-AT32F421G8U7/C2765098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8444 </text:p>
          </table:table-cell>
          <table:table-cell table:style-name="ce6" table:formula="of:=[.G18]*[.H18]" office:value-type="currency" office:currency="NZD" office:value="3.3776" calcext:value-type="currency">
            <text:p>$3.38</text:p>
          </table:table-cell>
          <table:table-cell table:style-name="ce8" table:formula="of:=SUM([.I18:.I$2])" office:value-type="currency" office:currency="NZD" office:value="9.1336" calcext:value-type="currency">
            <text:p>$9.13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C Mosfet Gate Driver (U1, ...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0℃~+125℃ 1.2A 1.5A 15ns 40ns 5V~20V 700uA IGBT、MOSFET Three Phase Under Voltage Protection QFN-24-EP(4x4) Gate Drivers ROHS</text:p>
          </table:table-cell>
          <table:table-cell office:value-type="string" calcext:value-type="string">
            <text:p>QFN-24-EP(4x4)</text:p>
          </table:table-cell>
          <table:table-cell office:value-type="string" calcext:value-type="string">
            <text:p>https://jlcpcb.com/partdetail/WXNSIC-NSG2065Q/C41414478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4667 </text:p>
          </table:table-cell>
          <table:table-cell table:style-name="ce6" table:formula="of:=[.G19]*[.H19]" office:value-type="currency" office:currency="NZD" office:value="1.8668" calcext:value-type="currency">
            <text:p>$1.87</text:p>
          </table:table-cell>
          <table:table-cell table:style-name="ce8" table:formula="of:=SUM([.I19:.I$2])" office:value-type="currency" office:currency="NZD" office:value="11.0004" calcext:value-type="currency">
            <text:p>$11.00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 calcext:value-type="string" table:number-columns-spanned="7" table:number-rows-spanned="1">
            <text:p>MAIN BOARD COMPONENTS NOW</text:p>
          </table:table-cell>
          <table:covered-table-cell table:number-columns-repeated="5"/>
          <table:covered-table-cell table:style-name="ce13"/>
          <table:table-cell table:style-name="ce6" table:formula="of:=[.G20]*[.H20]" office:value-type="currency" office:currency="NZD" office:value="0" calcext:value-type="currency">
            <text:p>$0.00</text:p>
          </table:table-cell>
          <table:table-cell table:style-name="ce8" table:formula="of:=SUM([.I20:.I$2])" office:value-type="currency" office:currency="NZD" office:value="11.0004" calcext:value-type="currency">
            <text:p>$1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urrent Sense Amplifier (U3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26V~+26V -40℃~+125℃ 0.05uA 1 100dB 100nA 197uA 1uV/℃ 2.7V~5.5V 200mV~26V 210kHz 25uV 2V/us 40nV/√Hz@1kHz 5.5V 50V/V 8mA SOT-23-5 Current Sense Amplifiers ROHS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https://jlcpcb.com/partdetail/TexasInstruments-INA180B2IDBVR/C286153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$0.4206</text:p>
          </table:table-cell>
          <table:table-cell table:style-name="ce6" table:formula="of:=[.G21]*[.H21]" office:value-type="currency" office:currency="NZD" office:value="0.4206" calcext:value-type="currency">
            <text:p>$0.42</text:p>
          </table:table-cell>
          <table:table-cell table:style-name="ce8" table:formula="of:=SUM([.I21:.I$2])" office:value-type="currency" office:currency="NZD" office:value="11.421" calcext:value-type="currency">
            <text:p>$11.42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8V Regulator (U11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0℃~+150℃@(TJ) 1 1.1MHz 2A 4.5V~36V 40uA 600mV~34.2V Adjustable Buck Buck Built-in Yes SOT-23-6 DC-DC Converters ROHS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https://jlcpcb.com/partdetail/TexasInstruments-LMR51420YFDDCR/C729620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$1.1808 </text:p>
          </table:table-cell>
          <table:table-cell table:style-name="ce6" table:formula="of:=[.G22]*[.H22]" office:value-type="currency" office:currency="NZD" office:value="1.1808" calcext:value-type="currency">
            <text:p>$1.18</text:p>
          </table:table-cell>
          <table:table-cell table:style-name="ce8" table:formula="of:=SUM([.I22:.I$2])" office:value-type="currency" office:currency="NZD" office:value="12.6018" calcext:value-type="currency">
            <text:p>$12.60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3.3V Regulator (U10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0℃~+125℃@(Tj) 1 1.4V@(1A) 16V 1A 3.3V 46dB@(1MHz) 50uA 60uVrms Fixed Over Current Protection、Over Temperature Protection、Soft Start Positive WSON-6(2x2) Voltage Regulators - Linear, Low Drop Out (LDO) Regulators ROHS</text:p>
          </table:table-cell>
          <table:table-cell office:value-type="string" calcext:value-type="string">
            <text:p>WSON-6(2x2)</text:p>
          </table:table-cell>
          <table:table-cell office:value-type="string" calcext:value-type="string">
            <text:p>https://jlcpcb.com/partdetail/TexasInstruments-TLV76733DRVR/C284833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$0.2151 </text:p>
          </table:table-cell>
          <table:table-cell table:style-name="ce6" table:formula="of:=[.G23]*[.H23]" office:value-type="currency" office:currency="NZD" office:value="0.2151" calcext:value-type="currency">
            <text:p>$0.22</text:p>
          </table:table-cell>
          <table:table-cell table:style-name="ce8" table:formula="of:=SUM([.I23:.I$2])" office:value-type="currency" office:currency="NZD" office:value="12.8169" calcext:value-type="currency">
            <text:p>$12.82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Shunt Resistor (R21)</text:p>
          </table:table-cell>
          <table:table-cell office:value-type="string" calcext:value-type="string">
            <text:p>0.5mr</text:p>
          </table:table-cell>
          <table:table-cell office:value-type="string" calcext:value-type="string">
            <text:p>0.5mΩ 3W Current Sense Resistor SMD ±1% ±50ppm/℃ 1206 Current Sense Resistors / Shunt Resistors ROHS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https://jlcpcb.com/partdetail/Milliohm-HoSRX1206_3W_0_5mR_1/C1872416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$0.3060</text:p>
          </table:table-cell>
          <table:table-cell table:style-name="ce6" table:formula="of:=[.G24]*[.H24]" office:value-type="currency" office:currency="NZD" office:value="0.306" calcext:value-type="currency">
            <text:p>$0.31</text:p>
          </table:table-cell>
          <table:table-cell table:style-name="ce8" table:formula="of:=SUM([.I24:.I$2])" office:value-type="currency" office:currency="NZD" office:value="13.1229" calcext:value-type="currency">
            <text:p>$13.12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Inductor (L1)</text:p>
          </table:table-cell>
          <table:table-cell office:value-type="string" calcext:value-type="string">
            <text:p>470nH</text:p>
          </table:table-cell>
          <table:table-cell office:value-type="string" calcext:value-type="string">
            <text:p>3.8A 38mΩ 470nH 4A ±20% 0603 Power Inductors ROHS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XR-XRIM160808SR47MBCD/C4839158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$0.1348</text:p>
          </table:table-cell>
          <table:table-cell table:style-name="ce6" table:formula="of:=[.G25]*[.H25]" office:value-type="currency" office:currency="NZD" office:value="0.1348" calcext:value-type="currency">
            <text:p>$0.13</text:p>
          </table:table-cell>
          <table:table-cell table:style-name="ce8" table:formula="of:=SUM([.I25:.I$2])" office:value-type="currency" office:currency="NZD" office:value="13.2577" calcext:value-type="currency">
            <text:p>$13.26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Main Board Decoupling Capacitors (C57, C58, C61, C62)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100nF 50V X7R ±10% 0402 Multilayer Ceramic Capacitors MLCC - SMD/SMT ROHS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291005-CL05B104KB54PNC/C30733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0043 </text:p>
          </table:table-cell>
          <table:table-cell table:style-name="ce6" table:formula="of:=[.G26]*[.H26]" office:value-type="currency" office:currency="NZD" office:value="0.0172" calcext:value-type="currency">
            <text:p>$0.02</text:p>
          </table:table-cell>
          <table:table-cell table:style-name="ce8" table:formula="of:=SUM([.I26:.I$2])" office:value-type="currency" office:currency="NZD" office:value="13.2749" calcext:value-type="currency">
            <text:p>$13.27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Main Board Filtering Capacitors (C59, C60, C63, C64)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22uF 25V X5R ±20% 0805 Multilayer Ceramic Capacitors MLCC - SMD/SMT ROHS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https://jlcpcb.com/partdetail/46786-CL21A226MAQNNNE/C4578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0316</text:p>
          </table:table-cell>
          <table:table-cell table:style-name="ce6" table:formula="of:=[.G27]*[.H27]" office:value-type="currency" office:currency="NZD" office:value="0.1264" calcext:value-type="currency">
            <text:p>$0.13</text:p>
          </table:table-cell>
          <table:table-cell table:style-name="ce8" table:formula="of:=SUM([.I27:.I$2])" office:value-type="currency" office:currency="NZD" office:value="13.4013" calcext:value-type="currency">
            <text:p>$13.40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Main Board Voltage Div Resistor (R83)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55℃~+155℃ 100mW 10kΩ 75V Thick Film Resistor ±1% ±100ppm/℃ 0603 Chip Resistor - Surface Mount ROHS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26547-0603WAF1002T5E/C2580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$0.0013 </text:p>
          </table:table-cell>
          <table:table-cell table:style-name="ce6" table:formula="of:=[.G28]*[.H28]" office:value-type="currency" office:currency="NZD" office:value="0.0013" calcext:value-type="currency">
            <text:p>$0.00</text:p>
          </table:table-cell>
          <table:table-cell table:style-name="ce8" table:formula="of:=SUM([.I28:.I$2])" office:value-type="currency" office:currency="NZD" office:value="13.4026" calcext:value-type="currency">
            <text:p>$13.40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Main Board Voltage Div Resistor (R82)</text:p>
          </table:table-cell>
          <table:table-cell office:value-type="string" calcext:value-type="string">
            <text:p>124k</text:p>
          </table:table-cell>
          <table:table-cell office:value-type="string" calcext:value-type="string">
            <text:p>-55℃~+155℃ 100mW 124kΩ 75V Thick Film Resistor ±1% ±100ppm/℃ 0603 Chip Resistor - Surface Mount ROHS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23515-0603WAF1243T5E/C2278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$0.0014 </text:p>
          </table:table-cell>
          <table:table-cell table:style-name="ce6" table:formula="of:=[.G29]*[.H29]" office:value-type="currency" office:currency="NZD" office:value="0.0014" calcext:value-type="currency">
            <text:p>$0.00</text:p>
          </table:table-cell>
          <table:table-cell table:style-name="ce8" table:formula="of:=SUM([.I29:.I$2])" office:value-type="currency" office:currency="NZD" office:value="13.404" calcext:value-type="currency">
            <text:p>$13.40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JST Connector (J1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25℃~+85℃ 1 10mm 1A 1mm 1x8P 2.9mm 4.32mm 50V 8 8P Auxiliary Solder Pin Copper alloy PA SH Surface Mount, Right Angle Tin UL94V-0 White SMD,P=1mm,卧贴 Wire To Board Connector ROHS</text:p>
          </table:table-cell>
          <table:table-cell office:value-type="string" calcext:value-type="string">
            <text:p>SMD,P=1mm,Surface Mount，Right Angle</text:p>
          </table:table-cell>
          <table:table-cell office:value-type="string" calcext:value-type="string">
            <text:p>https://jlcpcb.com/partdetail/JST-SM08B_SRSS_TB_LF_SN/C16040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$0.3062 </text:p>
          </table:table-cell>
          <table:table-cell table:style-name="ce6" table:formula="of:=[.G30]*[.H30]" office:value-type="currency" office:currency="NZD" office:value="0.3062" calcext:value-type="currency">
            <text:p>$0.31</text:p>
          </table:table-cell>
          <table:table-cell table:style-name="ce8" table:formula="of:=SUM([.I30:.I$2])" office:value-type="currency" office:currency="NZD" office:value="13.7102" calcext:value-type="currency">
            <text:p>$13.71</text:p>
          </table:table-cell>
          <table:table-cell table:number-columns-repeated="2"/>
        </table:table-row>
        <table:table-row table:style-name="ro1" table:number-rows-repeated="22">
          <table:table-cell table:number-columns-repeated="4"/>
          <table:table-cell table:style-name="Default"/>
          <table:table-cell table:number-columns-repeated="7"/>
        </table:table-row>
        <table:table-row table:style-name="ro3" table:number-rows-repeated="3">
          <table:table-cell table:number-columns-repeated="4"/>
          <table:table-cell table:style-name="Default"/>
          <table:table-cell table:number-columns-repeated="7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7"/>
          <table:table-cell table:style-name="ce12"/>
          <table:table-cell table:number-columns-repeated="4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dwaita Sans1" svg:font-family="'Adwaita Sans'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n" fo:country="NZ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NZ" style:letter-kerning="true" style:font-name-asian="Adwaita Sans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currency-style style:name="N119P0" style:volatile="true">
      <number:currency-symbol number:language="en" number:country="NZ">$</number:currency-symbol>
      <number:number number:decimal-places="6" number:min-decimal-places="6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NZ">$</number:currency-symbol>
      <number:number number:decimal-places="6" number:min-decimal-places="6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3">00/00/0000</text:date>, <text:time style:data-style-name="N2" text:time-value="17:25:07.5822582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9T21:26:10.157920432</meta:creation-date>
    <dc:date>2026-04-03T18:45:54.978286152</dc:date>
    <meta:editing-duration>PT9M49S</meta:editing-duration>
    <meta:editing-cycles>2</meta:editing-cycles>
    <meta:generator>LibreOffice/26.2.2.2$Linux_X86_64 LibreOffice_project/620$Build-2</meta:generator>
    <meta:document-statistic meta:table-count="1" meta:cell-count="292" meta:object-count="0"/>
  </office:meta>
</office:document-meta>
</file>